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174in" svg:height="6.1791in" svg:x="7.374in" svg:y="5.1315in">
            <draw:object draw:notify-on-update-of-ranges="Sheet1.A54:Sheet1.D54 Sheet1.A2:Sheet1.D2 Sheet1.A65:Sheet1.D65 Sheet1.A2:Sheet1.D2 Sheet1.A57:Sheet1.D57 Sheet1.A2:Sheet1.D2 Sheet1.A61:Sheet1.E61 Sheet1.A2:Sheet1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zasy [mikrosekundy]</text:p>
          </table:table-cell>
          <table:covered-table-cell table:number-columns-repeated="4" table:style-name="ce2"/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00" calcext:value-type="float">
            <text:p>10000000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 office:value-type="float" office:value="15772900" calcext:value-type="float">
            <text:p>157729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096200" calcext:value-type="float">
            <text:p>140962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 office:value-type="float" office:value="14168700" calcext:value-type="float">
            <text:p>14168700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7" calcext:value-type="float">
            <text:p>1807</text:p>
          </table:table-cell>
          <table:table-cell office:value-type="float" office:value="14100000" calcext:value-type="float">
            <text:p>14100000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78" calcext:value-type="float">
            <text:p>2878</text:p>
          </table:table-cell>
          <table:table-cell office:value-type="float" office:value="14246800" calcext:value-type="float">
            <text:p>142468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68" calcext:value-type="float">
            <text:p>2868</text:p>
          </table:table-cell>
          <table:table-cell office:value-type="float" office:value="14555200" calcext:value-type="float">
            <text:p>145552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 office:value-type="float" office:value="14363500" calcext:value-type="float">
            <text:p>143635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office:value-type="float" office:value="14235100" calcext:value-type="float">
            <text:p>14235100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71" calcext:value-type="float">
            <text:p>1771</text:p>
          </table:table-cell>
          <table:table-cell office:value-type="float" office:value="14216600" calcext:value-type="float">
            <text:p>14216600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45" calcext:value-type="float">
            <text:p>2345</text:p>
          </table:table-cell>
          <table:table-cell office:value-type="float" office:value="14232500" calcext:value-type="float">
            <text:p>142325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 office:value-type="float" office:value="14568500" calcext:value-type="float">
            <text:p>145685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 office:value-type="float" office:value="14410200" calcext:value-type="float">
            <text:p>144102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14358400" calcext:value-type="float">
            <text:p>143584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 office:value-type="float" office:value="14523100" calcext:value-type="float">
            <text:p>145231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14277000" calcext:value-type="float">
            <text:p>142770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14502300" calcext:value-type="float">
            <text:p>145023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14590000" calcext:value-type="float">
            <text:p>145900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15153800" calcext:value-type="float">
            <text:p>151538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 office:value-type="float" office:value="14221900" calcext:value-type="float">
            <text:p>142219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 office:value-type="float" office:value="14300000" calcext:value-type="float">
            <text:p>143000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4356200" calcext:value-type="float">
            <text:p>143562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217100" calcext:value-type="float">
            <text:p>142171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 office:value-type="float" office:value="14275600" calcext:value-type="float">
            <text:p>142756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324100" calcext:value-type="float">
            <text:p>143241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14271100" calcext:value-type="float">
            <text:p>142711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4577800" calcext:value-type="float">
            <text:p>145778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410100" calcext:value-type="float">
            <text:p>144101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office:value-type="float" office:value="14568300" calcext:value-type="float">
            <text:p>14568300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59" calcext:value-type="float">
            <text:p>1459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 table:number-columns-repeated="9"/>
        </table:table-row>
        <table:table-row table:style-name="ro3">
          <table:table-cell table:formula="of:=AVERAGE([.A3:.A52])" office:value-type="float" office:value="0.12" calcext:value-type="float">
            <text:p>0,12</text:p>
          </table:table-cell>
          <table:table-cell table:formula="of:=AVERAGE([.B3:.B52])" office:value-type="float" office:value="1606.52" calcext:value-type="float">
            <text:p>1606,52</text:p>
          </table:table-cell>
          <table:table-cell table:formula="of:=AVERAGE([.C3:.C52])" office:value-type="float" office:value="14424750" calcext:value-type="float">
            <text:p>14424750</text:p>
          </table:table-cell>
          <table:table-cell table:formula="of:=AVERAGE([.D3:.D52])" office:value-type="string" office:string-value="" calcext:value-type="error">
            <text:p>#DIV/0!</text:p>
          </table:table-cell>
          <table:table-cell table:formula="of:=AVERAGE([.E3:.E52])" office:value-type="string" office:string-value="" calcext:value-type="error">
            <text:p>#DIV/0!</text:p>
          </table:table-cell>
          <table:table-cell table:style-name="ce6" office:value-type="string" calcext:value-type="string">
            <text:p>srednie [us]</text:p>
          </table:table-cell>
          <table:table-cell table:number-columns-repeated="2"/>
          <table:table-cell office:value-type="string" calcext:value-type="string">
            <text:p>wykres nie ma sensu, gdyż jest zbyt duży rozstrzał danych</text:p>
          </table:table-cell>
          <table:table-cell table:number-columns-repeated="2"/>
        </table:table-row>
        <table:table-row table:style-name="ro3">
          <table:table-cell table:formula="of:=[.A53]/1000000" office:value-type="float" office:value="0.00000012" calcext:value-type="float">
            <text:p>0,00000012</text:p>
          </table:table-cell>
          <table:table-cell table:formula="of:=[.B53]/1000000" office:value-type="float" office:value="0.00160652" calcext:value-type="float">
            <text:p>0,00160652</text:p>
          </table:table-cell>
          <table:table-cell table:formula="of:=[.C53]/1000000" office:value-type="float" office:value="14.42475" calcext:value-type="float">
            <text:p>14,42475</text:p>
          </table:table-cell>
          <table:table-cell table:formula="of:=[.D53]/1000000" office:value-type="string" office:string-value="" calcext:value-type="error">
            <text:p>#DIV/0!</text:p>
          </table:table-cell>
          <table:table-cell table:formula="of:=[.E53]/1000000" office:value-type="string" office:string-value="" calcext:value-type="error">
            <text:p>#DIV/0!</text:p>
          </table:table-cell>
          <table:table-cell table:style-name="ce6" office:value-type="string" calcext:value-type="string">
            <text:p>srednie [s]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6"/>
          <table:table-cell table:number-columns-repeated="5"/>
        </table:table-row>
        <table:table-row table:style-name="ro3">
          <table:table-cell table:style-name="ce3" office:value-type="string" calcext:value-type="string" table:number-columns-spanned="5" table:number-rows-spanned="1">
            <text:p>jakie powinny być wg prognozy z pierwszego</text:p>
          </table:table-cell>
          <table:covered-table-cell table:number-columns-repeated="4"/>
          <table:table-cell table:style-name="ce6"/>
          <table:table-cell table:number-columns-repeated="5"/>
        </table:table-row>
        <table:table-row table:style-name="ro3">
          <table:table-cell table:style-name="ce4" table:formula="of:=[.A54]" office:value-type="float" office:value="0.00000012" calcext:value-type="float">
            <text:p>1,20E-07</text:p>
          </table:table-cell>
          <table:table-cell table:style-name="ce4" table:formula="of:=[.$A$57]*[.B2]/[.$A$2]" office:value-type="float" office:value="0.000012" calcext:value-type="float">
            <text:p>1,20E-05</text:p>
          </table:table-cell>
          <table:table-cell table:style-name="ce4" table:formula="of:=[.$A$57]*[.C2]/[.$A$2]" office:value-type="float" office:value="0.0012" calcext:value-type="float">
            <text:p>1,20E-03</text:p>
          </table:table-cell>
          <table:table-cell table:style-name="ce4" table:formula="of:=[.$A$57]*[.D2]/[.$A$2]" office:value-type="float" office:value="0.012" calcext:value-type="float">
            <text:p>1,20E-02</text:p>
          </table:table-cell>
          <table:table-cell table:style-name="ce4" table:formula="of:=[.$A$57]*[.E2]/[.$A$2]" office:value-type="float" office:value="12" calcext:value-type="float">
            <text:p>1,20E+01</text:p>
          </table:table-cell>
          <table:table-cell table:style-name="ce6"/>
          <table:table-cell table:number-columns-repeated="5"/>
        </table:table-row>
        <table:table-row table:style-name="ro3">
          <table:table-cell table:style-name="ce4" table:formula="of:=[.A54]/[.A57]" office:value-type="float" office:value="1" calcext:value-type="float">
            <text:p>1,00E+00</text:p>
          </table:table-cell>
          <table:table-cell table:style-name="ce4" table:formula="of:=[.B54]/[.B57]" office:value-type="float" office:value="133.876666666667" calcext:value-type="float">
            <text:p>1,34E+02</text:p>
          </table:table-cell>
          <table:table-cell table:style-name="ce4" table:formula="of:=[.C54]/[.C57]" office:value-type="float" office:value="12020.625" calcext:value-type="float">
            <text:p>1,20E+04</text:p>
          </table:table-cell>
          <table:table-cell table:style-name="ce4" table:formula="of:=[.D54]/[.D57]" office:value-type="string" office:string-value="" calcext:value-type="error">
            <text:p>#DIV/0!</text:p>
          </table:table-cell>
          <table:table-cell table:style-name="ce4" table:formula="of:=[.E54]/[.E57]" office:value-type="string" office:string-value="" calcext:value-type="error">
            <text:p>#DIV/0!</text:p>
          </table:table-cell>
          <table:table-cell table:style-name="ce6" office:value-type="string" calcext:value-type="string">
            <text:p>ile razy rzeczywistosc jest wieksza</text:p>
          </table:table-cell>
          <table:table-cell table:number-columns-repeated="4"/>
          <table:table-cell office:value-type="string" calcext:value-type="string">
            <text:p>przy danych 100 razy większych mamy dwukrotnie większy czas</text:p>
          </table:table-cell>
        </table:table-row>
        <table:table-row table:style-name="ro3">
          <table:table-cell table:style-name="ce4" table:formula="of:=[.A2]/[.$A$2]" office:value-type="float" office:value="1" calcext:value-type="float">
            <text:p>1,00E+00</text:p>
          </table:table-cell>
          <table:table-cell table:style-name="ce4" table:formula="of:=[.B2]/[.$A$2]" office:value-type="float" office:value="100" calcext:value-type="float">
            <text:p>1,00E+02</text:p>
          </table:table-cell>
          <table:table-cell table:style-name="ce4" table:formula="of:=[.C2]/[.$A$2]" office:value-type="float" office:value="10000" calcext:value-type="float">
            <text:p>1,00E+04</text:p>
          </table:table-cell>
          <table:table-cell table:style-name="ce4" table:formula="of:=[.D2]/[.$A$2]" office:value-type="float" office:value="100000" calcext:value-type="float">
            <text:p>1,00E+05</text:p>
          </table:table-cell>
          <table:table-cell table:style-name="ce4" table:formula="of:=[.E2]/[.$A$2]" office:value-type="float" office:value="100000000" calcext:value-type="float">
            <text:p>1,00E+08</text:p>
          </table:table-cell>
          <table:table-cell table:style-name="ce6" office:value-type="string" calcext:value-type="string">
            <text:p>ile razy dane są większe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 table:number-columns-spanned="5" table:number-rows-spanned="1">
            <text:p>jakie powinny być wg prognozy z drugiego</text:p>
          </table:table-cell>
          <table:covered-table-cell table:number-columns-repeated="4"/>
          <table:table-cell table:style-name="ce6"/>
          <table:table-cell table:number-columns-repeated="5"/>
        </table:table-row>
        <table:table-row table:style-name="ro3">
          <table:table-cell table:style-name="ce4" table:formula="of:=[.$B$54]*[.A63]" office:value-type="float" office:value="0.0000160652" calcext:value-type="float">
            <text:p>1,61E-05</text:p>
          </table:table-cell>
          <table:table-cell table:style-name="ce4" table:formula="of:=[.$B$54]*[.B63]" office:value-type="float" office:value="0.00160652" calcext:value-type="float">
            <text:p>1,61E-03</text:p>
          </table:table-cell>
          <table:table-cell table:style-name="ce4" table:formula="of:=[.$B$54]*[.C63]" office:value-type="float" office:value="0.160652" calcext:value-type="float">
            <text:p>1,61E-01</text:p>
          </table:table-cell>
          <table:table-cell table:style-name="ce4" table:formula="of:=[.$B$54]*[.D63]" office:value-type="float" office:value="1.60652" calcext:value-type="float">
            <text:p>1,61E+00</text:p>
          </table:table-cell>
          <table:table-cell table:style-name="ce4" table:formula="of:=[.$B$54]*[.E63]" office:value-type="float" office:value="1606.52" calcext:value-type="float">
            <text:p>1,61E+03</text:p>
          </table:table-cell>
          <table:table-cell table:style-name="ce6"/>
          <table:table-cell table:number-columns-repeated="5"/>
        </table:table-row>
        <table:table-row table:style-name="ro3">
          <table:table-cell table:style-name="ce4" table:formula="of:=[.A61]/[.A54]" office:value-type="float" office:value="133.876666666667" calcext:value-type="float">
            <text:p>1,34E+02</text:p>
          </table:table-cell>
          <table:table-cell table:style-name="ce4" table:formula="of:=[.B61]/[.B54]" office:value-type="float" office:value="1" calcext:value-type="float">
            <text:p>1,00E+00</text:p>
          </table:table-cell>
          <table:table-cell table:style-name="ce4" table:formula="of:=[.C61]/[.C54]" office:value-type="float" office:value="0.0111372467460441" calcext:value-type="float">
            <text:p>1,11E-02</text:p>
          </table:table-cell>
          <table:table-cell table:style-name="ce4" table:formula="of:=[.D61]/[.D54]" office:value-type="string" office:string-value="" calcext:value-type="error">
            <text:p>#DIV/0!</text:p>
          </table:table-cell>
          <table:table-cell table:style-name="ce4" table:formula="of:=[.E61]/[.E54]" office:value-type="string" office:string-value="" calcext:value-type="error">
            <text:p>#DIV/0!</text:p>
          </table:table-cell>
          <table:table-cell table:style-name="ce6" office:value-type="string" calcext:value-type="string">
            <text:p>ile razy rzeczywistosc jest wieksza</text:p>
          </table:table-cell>
          <table:table-cell table:number-columns-repeated="5"/>
        </table:table-row>
        <table:table-row table:style-name="ro3">
          <table:table-cell table:style-name="ce4" table:formula="of:=[.A$2]/[.$B$2]" office:value-type="float" office:value="0.01" calcext:value-type="float">
            <text:p>1,00E-02</text:p>
          </table:table-cell>
          <table:table-cell table:style-name="ce4" table:formula="of:=[.B$2]/[.$B$2]" office:value-type="float" office:value="1" calcext:value-type="float">
            <text:p>1,00E+00</text:p>
          </table:table-cell>
          <table:table-cell table:style-name="ce4" table:formula="of:=[.C$2]/[.$B$2]" office:value-type="float" office:value="100" calcext:value-type="float">
            <text:p>1,00E+02</text:p>
          </table:table-cell>
          <table:table-cell table:style-name="ce4" table:formula="of:=[.D$2]/[.$B$2]" office:value-type="float" office:value="1000" calcext:value-type="float">
            <text:p>1,00E+03</text:p>
          </table:table-cell>
          <table:table-cell table:style-name="ce4" table:formula="of:=[.E$2]/[.$B$2]" office:value-type="float" office:value="1000000" calcext:value-type="float">
            <text:p>1,00E+06</text:p>
          </table:table-cell>
          <table:table-cell table:style-name="ce6" office:value-type="string" calcext:value-type="string">
            <text:p>ile razy dane są większe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 table:number-columns-spanned="5" table:number-rows-spanned="1">
            <text:p>jakie powinny być wg prognozy z trzeciego</text:p>
          </table:table-cell>
          <table:covered-table-cell table:number-columns-repeated="4"/>
          <table:table-cell table:style-name="ce6"/>
          <table:table-cell table:number-columns-repeated="5"/>
        </table:table-row>
        <table:table-row table:style-name="ro3">
          <table:table-cell table:style-name="ce4" table:formula="of:=[.$C$54]*[.A67]" office:value-type="float" office:value="0.001442475" calcext:value-type="float">
            <text:p>1,44E-03</text:p>
          </table:table-cell>
          <table:table-cell table:style-name="ce4" table:formula="of:=[.$C$54]*[.B67]" office:value-type="float" office:value="0.1442475" calcext:value-type="float">
            <text:p>1,44E-01</text:p>
          </table:table-cell>
          <table:table-cell table:style-name="ce4" table:formula="of:=[.$C$54]*[.C67]" office:value-type="float" office:value="14.42475" calcext:value-type="float">
            <text:p>1,44E+01</text:p>
          </table:table-cell>
          <table:table-cell table:style-name="ce4" table:formula="of:=[.$C$54]*[.D67]" office:value-type="float" office:value="144.2475" calcext:value-type="float">
            <text:p>1,44E+02</text:p>
          </table:table-cell>
          <table:table-cell table:style-name="ce4" table:formula="of:=[.$C$54]*[.E67]" office:value-type="float" office:value="144247.5" calcext:value-type="float">
            <text:p>1,44E+05</text:p>
          </table:table-cell>
          <table:table-cell table:style-name="ce6"/>
          <table:table-cell table:number-columns-repeated="5"/>
        </table:table-row>
        <table:table-row table:style-name="ro3">
          <table:table-cell table:style-name="ce4" table:number-columns-repeated="5"/>
          <table:table-cell table:style-name="ce6" office:value-type="string" calcext:value-type="string">
            <text:p>ile razy rzeczywistosc jest wieksza</text:p>
          </table:table-cell>
          <table:table-cell table:number-columns-repeated="5"/>
        </table:table-row>
        <table:table-row table:style-name="ro3">
          <table:table-cell table:style-name="ce4" table:formula="of:=[.A$2]/[.$C$2]" office:value-type="float" office:value="0.0001" calcext:value-type="float">
            <text:p>1,00E-04</text:p>
          </table:table-cell>
          <table:table-cell table:style-name="ce4" table:formula="of:=[.B$2]/[.$C$2]" office:value-type="float" office:value="0.01" calcext:value-type="float">
            <text:p>1,00E-02</text:p>
          </table:table-cell>
          <table:table-cell table:style-name="ce4" table:formula="of:=[.C$2]/[.$C$2]" office:value-type="float" office:value="1" calcext:value-type="float">
            <text:p>1,00E+00</text:p>
          </table:table-cell>
          <table:table-cell table:style-name="ce4" table:formula="of:=[.D$2]/[.$C$2]" office:value-type="float" office:value="10" calcext:value-type="float">
            <text:p>1,00E+01</text:p>
          </table:table-cell>
          <table:table-cell table:style-name="ce4" table:formula="of:=[.E$2]/[.$C$2]" office:value-type="float" office:value="10000" calcext:value-type="float">
            <text:p>1,00E+04</text:p>
          </table:table-cell>
          <table:table-cell table:style-name="ce6" office:value-type="string" calcext:value-type="string">
            <text:p>ile razy dane są większe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 table:number-columns-spanned="5" table:number-rows-spanned="1">
            <text:p>jakie powinny być wg prognozy z czwartego</text:p>
          </table:table-cell>
          <table:covered-table-cell table:number-columns-repeated="4"/>
          <table:table-cell table:style-name="ce6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table:formula="of:=[.D54]" office:value-type="string" office:string-value="" calcext:value-type="error">
            <text:p>#DIV/0!</text:p>
          </table:table-cell>
          <table:table-cell table:style-name="ce4"/>
          <table:table-cell table:style-name="ce6"/>
          <table:table-cell table:number-columns-repeated="5"/>
        </table:table-row>
        <table:table-row table:style-name="ro3">
          <table:table-cell table:style-name="ce4" table:number-columns-repeated="5"/>
          <table:table-cell table:style-name="ce6" office:value-type="string" calcext:value-type="string">
            <text:p>ile razy rzeczywistosc jest wieksza</text:p>
          </table:table-cell>
          <table:table-cell table:number-columns-repeated="5"/>
        </table:table-row>
        <table:table-row table:style-name="ro3">
          <table:table-cell table:style-name="ce4" table:formula="of:=[.A$2]/[.$D$2]" office:value-type="float" office:value="0.00001" calcext:value-type="float">
            <text:p>1,00E-05</text:p>
          </table:table-cell>
          <table:table-cell table:style-name="ce4" table:formula="of:=[.B$2]/[.$D$2]" office:value-type="float" office:value="0.001" calcext:value-type="float">
            <text:p>1,00E-03</text:p>
          </table:table-cell>
          <table:table-cell table:style-name="ce4" table:formula="of:=[.C$2]/[.$D$2]" office:value-type="float" office:value="0.1" calcext:value-type="float">
            <text:p>1,00E-01</text:p>
          </table:table-cell>
          <table:table-cell table:style-name="ce4" table:formula="of:=[.D$2]/[.$D$2]" office:value-type="float" office:value="1" calcext:value-type="float">
            <text:p>1,00E+00</text:p>
          </table:table-cell>
          <table:table-cell table:style-name="ce4" table:formula="of:=[.E$2]/[.$D$2]" office:value-type="float" office:value="1000" calcext:value-type="float">
            <text:p>1,00E+03</text:p>
          </table:table-cell>
          <table:table-cell table:style-name="ce6" office:value-type="string" calcext:value-type="string">
            <text:p>ile razy dane są większ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.00.0000</text:date>, <text:time style:data-style-name="N2" text:time-value="22:48:14.941487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4:54:10.197682727</meta:creation-date>
    <meta:generator>LibreOffice/4.2.8.2$Linux_X86_64 LibreOffice_project/420m0$Build-2</meta:generator>
    <dc:date>2016-03-29T22:49:03.018818263</dc:date>
    <meta:editing-duration>PT3H11M9S</meta:editing-duration>
    <meta:editing-cycles>11</meta:editing-cycles>
    <meta:document-statistic meta:table-count="1" meta:cell-count="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interval-major="25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6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 style:data-style-name="N6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843cm" svg:height="15.696cm" xlink:href="." xlink:type="simple" chart:class="chart:scatter" chart:style-name="ch1">
        <chart:title svg:x="10.827cm" svg:y="0.449cm" chart:style-name="ch2">
          <text:p>Czasy oraz regresje</text:p>
        </chart:title>
        <chart:legend chart:legend-position="end" svg:x="18.916cm" svg:y="5.806cm" style:legend-expansion="high" chart:style-name="ch3"/>
        <chart:plot-area chart:style-name="ch4" chart:data-source-has-labels="both" svg:x="1.527cm" svg:y="1.567cm" svg:width="16.873cm" svg:height="12.835cm">
          <chartooo:coordinate-region svg:x="2.625cm" svg:y="1.766cm" svg:width="15.032cm" svg:height="11.989cm"/>
          <chart:axis chart:dimension="x" chart:name="primary-x" chart:style-name="ch5" chartooo:axis-type="auto">
            <chart:title svg:x="9.006cm" svg:y="14.715cm" chart:style-name="ch6">
              <text:p>Ilość danych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1cm" svg:y="9.139cm" chart:style-name="ch9">
              <text:p>Czas [sekundy]</text:p>
            </chart:title>
            <chart:grid chart:style-name="ch7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regression-curve chart:style-name="ch11"/>
            <chart:data-point chart:repeated="5"/>
          </chart:series>
          <chart:series chart:style-name="ch12" chart:values-cell-range-address="local-table.$D$2:.$D$6" chart:label-cell-address="local-table.$D$1" chart:class="chart:scatter">
            <chart:regression-curve chart:style-name="ch13"/>
            <chart:data-point chart:repeated="5"/>
          </chart:series>
          <chart:series chart:style-name="ch14" chart:values-cell-range-address="local-table.$E$2:.$E$6" chart:label-cell-address="local-table.$E$1" chart:class="chart:scatter">
            <chart:regression-curve chart:style-name="ch15"/>
            <chart:data-point chart:repeated="5"/>
          </chart:series>
          <chart:series chart:style-name="ch16" chart:values-cell-range-address="local-table.$F$2:.$F$6" chart:label-cell-address="local-table.$F$1" chart:class="chart:scatter">
            <chart:regression-curve chart:style-name="ch17"/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zeczywiste</text:p>
              </table:table-cell>
              <table:table-cell office:value-type="string">
                <text:p>prognoza_100000elementów</text:p>
              </table:table-cell>
              <table:table-cell office:value-type="string">
                <text:p>prognoza_10elementów</text:p>
              </table:table-cell>
              <table:table-cell office:value-type="string">
                <text:p>prognoza_1000elementó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13453">
                <text:p>0.00000013453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1334">
                <text:p>0.00000013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1334">
                <text:p>0.00001334</text:p>
              </table:table-cell>
              <table:table-cell office:value-type="float" office:value="0.000013453">
                <text:p>0.00001345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34">
                <text:p>0.00001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013453">
                <text:p>0.0013453</text:p>
              </table:table-cell>
              <table:table-cell office:value-type="float" office:value="0.0013453">
                <text:p>0.0013453</text:p>
              </table:table-cell>
              <table:table-cell office:value-type="float" office:value="0.0006">
                <text:p>0.0006</text:p>
              </table:table-cell>
              <table:table-cell office:value-type="float" office:value="0.001334">
                <text:p>0.001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108348">
                <text:p>0.0108348</text:p>
              </table:table-cell>
              <table:table-cell office:value-type="float" office:value="0.013453">
                <text:p>0.013453</text:p>
              </table:table-cell>
              <table:table-cell office:value-type="float" office:value="0.006">
                <text:p>0.006</text:p>
              </table:table-cell>
              <table:table-cell office:value-type="float" office:value="0.01334">
                <text:p>0.01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4">
                <text:p>13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